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2292in"/>
    </style:style>
    <style:style style:name="Table97.B" style:family="table-column">
      <style:table-column-properties style:column-width="1.2701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the version of </text:span><text:span text:style-name="T5">December 2, 2020</text:span><text:span text:style-name="T2">,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All computer science learners and teachers are free to use and adapt this material for their own courses as they see fit, with proper attribution.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For the purposes of submission and grading,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Do not submit the individual functions as you go, but submit these labs all in one file at the end of the course</text:span><text:span text:style-name="T2">. Until then, make sure to regularly back up your precious work in at least two separate locations!</text:span></text:p>
      <text:p text:style-name="P6"/>
      <text:p text:style-name="P7"><text:span text:style-name="T2">You can run the </text:span><text:a xlink:type="simple" xlink:href="https://github.com/ikokkari/PythonProblems/blob/master/tester109.py" text:style-name="ListLabel_20_47" text:visited-style-name="ListLabel_20_47"><text:span text:style-name="T14">tester109.py</text:span></text:a><text:span text:style-name="T2"> script at any time to execute the tests for the functions that you have completed so far. These tests are executed in the same order that your functions appear in the </text:span><text:span text:style-name="T15">labs109.py</text:span><text:span text:style-name="T2"> file. The test battery for each individual function should take at most a couple of seconds to complete. If some test takes a minute or more, your code is too slow and its logic desperately needs to be streamlined, usually by shaving off one level of nesting from your structured loops, sometimes by using a </text:span><text:span text:style-name="T15">set</text:span><text:span text:style-name="T2"> or a </text:span><text:span text:style-name="T15">dict</text:span><text:span text:style-name="T2"> to remember the things you have previously seen and done.</text:span></text:p>
      <text:p text:style-name="P6"/>
      <text:p text:style-name="P7"><text:a xlink:type="simple" xlink:href="http://www.catb.org/~esr/writings/taoup/html/ch11s09.html" text:style-name="ListLabel_20_48" text:visited-style-name="ListLabel_20_48"><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6"/>
      <text:p text:style-name="P7"><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e author's thanks for going far above and beyond the call of duty in completing solutions that either revealed errors in the original problem specifications or the private model solutions, or independently agreed with the private model solution and this way raised the confidence to the correctness of both.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is letter grade should be returned as a string that consists of the uppercase letter followed by the modifier </text:span><text:span text:style-name="T15">'+'</text:span><text:span text:style-name="T2"> or </text:span><text:span text:style-name="T15">'-'</text:span><text:span text:style-name="T2">, if there is one. This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to use an </text:span><text:span text:style-name="T5">if-else ladder</text:span><text:span text:style-name="T2">. The file </text:span><text:a xlink:type="simple" xlink:href="https://github.com/ikokkari/PythonProblems/blob/master/labs109.py" text:style-name="ListLabel_20_47" text:visited-style-name="ListLabel_20_47"><text:span text:style-name="T14">labs109.py</text:span></text:a><text:span text:style-name="T2"> given in the repository </text:span><text:a xlink:type="simple" xlink:href="https://github.com/ikokkari/PythonProblems" text:style-name="ListLabel_20_47" text:visited-style-name="ListLabel_20_47"><text:span text:style-name="T14">ikokkari/PythonProblems</text:span></text:a><text:span text:style-name="T2"> already contains an implementation of this function for you to run the tester script </text:span><text:a xlink:type="simple" xlink:href="https://github.com/ikokkari/PythonProblems/blob/master/tester109.py" text:style-name="ListLabel_20_47" text:visited-style-name="ListLabel_20_47"><text:span text:style-name="T14">tester109.py</text:span></text:a><text:span text:style-name="T2"> to verify that everything is working hunky dor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and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with the integer division </text:span><text:span text:style-name="T15">//</text:span><text:span text:style-name="T2"> effectively chops off its last digit, whereas the remainder operator </text:span><text:span text:style-name="T15">%</text:span><text:span text:style-name="T2"> can be used to extract that last digit. These operations allow us to iterate through the digits of an integer one at the time from lowest to highest, almost as if that integer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instead of ten allows you to iterate through the </text:span><text:span text:style-name="T5">bits</text:span><text:span text:style-name="T2"> of the </text:span><text:span text:style-name="T5">binary representation</text:span><text:span text:style-name="T2"> of any integer, which will come handy in problems in your later courses that expect you to be able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of 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has been invaded by a parliament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Chirality</text:span> </text:p>
      <text:p text:style-name="P2"/>
      <text:p text:style-name="P1"><text:span text:style-name="T15">def is_left_handed(pips):</text:span></text:p>
      <text:p text:style-name="P2"/>
      <text:p text:style-name="P1"><text:span text:style-name="T2">Even though this has no effect on fairness, pips from one to six are not painted on dice faces just any which way but that the </text:span><text:a xlink:type="simple" xlink:href="https://en.wikipedia.org/wiki/Dice#Arrangement" text:style-name="ListLabel_20_46" text:visited-style-name="ListLabel_20_46"><text:span text:style-name="T11">pips on the opposite faces always add up to seven</text:span></text:a><text:span text:style-name="T2">. None of the forbidden neighbours of pip value pairs 1-6, 2-5 and 3-4 can be seen together from any viewing direction, and exactly one value from each pair meets the two other values in each of the eight corners of the cube. </text:span></text:p>
      <text:p text:style-name="P2"/>
      <text:p text:style-name="P1"><text:span text:style-name="T2">This still leaves two possibilities for painting these pips. Find the corner shared by the faces painted with 1, 2, and 3, and read the numbers painted on these faces clockwise around that corner starting from 1. You will see either 123 for a </text:span><text:span text:style-name="T5">left-handed</text:span><text:span text:style-name="T2"> die, or 132 for a </text:span><text:span text:style-name="T5">right-handed</text:span><text:span text:style-name="T2"> die. The three numbers around any one of the eight corners determine the handedness of that entire die just as surely. Just like a pair of gloves separately made for the left and right hand, left- and right-handed dice are annoyingly identical, yet no matter how you twist and turn, you can't change either one to match the other one. (At least not without taking that object "through the Looking-Glass" and flipping it over in the fourth dimension!)</text:span></text:p>
      <text:p text:style-name="P2"/>
      <text:p text:style-name="P1"><text:span text:style-name="T2">Given the three-tuple of </text:span><text:span text:style-name="T15">pips</text:span><text:span text:style-name="T2"> around a corner read in clockwise order, determine whether that die is left-handed. There are only 2</text:span><text:span text:style-name="T29">3</text:span><text:span text:style-name="T2">*3! = 8*6 = 48 possible situations to test for, but try to find and cheerily exploit as many of the ample symmetries of this problem as you can. (For starters, what would happen to the handedness of a die, if you swapped the pips on any two opposite sides?)</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pip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1, 2, 3)</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1, 3, 5)</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5, 3, 1)</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6, 3, 2)</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6, 5, 4)</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4, 5, 6)</text:span></text:p>
          </table:table-cell>
          <table:table-cell table:style-name="Table15.A1" office:value-type="string">
            <text:p text:style-name="P3"><text:span text:style-name="T15">True</text:span></text:p>
          </table:table-cell>
        </table:table-row>
      </table:table>
      <text:p text:style-name="P2"/>
      <text:p text:style-name="P1"><text:span text:style-name="T2">As the final point to ponder, imagine that our physical space had </text:span><text:span text:style-name="T6">k</text:span><text:span text:style-name="T2"> dimensions, instead of merely just the familiar three. How would dice even be cast (in both senses of this word) in </text:span><text:span text:style-name="T6">k</text:span><text:span text:style-name="T2"> dimensions? How would you generalize your function to find the chirality of an arbitrary </text:span><text:span text:style-name="T6">k</text:span><text:span text:style-name="T2">-dimensional die?</text:span></text:p>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lecture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527890108"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cols</text:span><text:span text:style-name="T2"> numbers from </text:span><text:span text:style-name="T15">start</text:span><text:span text:style-name="T2"> in ascending order. However, similar to the way an ox slowly plowed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Taking the road less traveled, we define the </text:span><text:span text:style-name="T5">height</text:span><text:span text:style-name="T2"> of the given </text:span><text:span text:style-name="T15">word</text:span><text:span text:style-name="T2"> with the following </text:span><text:span text:style-name="T5">recursive</text:span><text:span text:style-name="T2"> rule. As the base case, any character string that is not a member of the list of all </text:span><text:span text:style-name="T15">words</text:span><text:span text:style-name="T2"> automatically has the height of zero. Otherwise, the height of the given </text:span><text:span text:style-name="T15">word</text:span><text:span text:style-name="T2"> equals one plus the whichever is larger of the two heights of its nonempty left and right pieces that it can be split into. To make the heights unambiguous, splitting into the left and right pieces must be done to produce the tallest height.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by the easy virtue of being words.</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a piece is a legitimate word. Be mindful of pieces that start with two or more copies of the letter </text:span><text:span text:style-name="T15">z</text:span><text:span text:style-name="T2">, though. (Yes, they will happen.)</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4194336335"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is perhaps best done with two nested loops. The outer loop should iterate through the number of digits </text:span><text:span text:style-name="T15">d</text:span><text:span text:style-name="T2"> in the current number. The inner loop should iterate through all possible ways for </text:span><text:span text:style-name="T15">k</text:span><text:span text:style-name="T2">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es. This logic could be written as a </text:span><text:span text:style-name="T5">generator</text:span><text:span text:style-name="T2"> that </text:span><text:span text:style-name="T15">yield</text:span><text:span text:style-name="T2">s such numbers. When most of the work is done inside such a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7" text:visited-style-name="ListLabel_20_47"><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Lana, </text:span><text:span text:style-name="T6">literally</text:span><text:span text:style-name="T2">) was surrounded by the overwhelming Roman forced. In their righteous zeal to avoid capture and slow humiliating death by crucifixion,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survivors who get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gt;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text:span></text:p>
          </table:table-cell>
        </table:table-row>
      </table:table>
      <text:p text:style-name="P2"/>
      <text:p text:style-name="P19"><text:bookmark text:name="_pxgpe19ljupq"/><text:span text:style-name="T1">Sum the balls off the brass monkey</text:span></text:p>
      <text:p text:style-name="P4"/>
      <text:p text:style-name="P1"><text:span text:style-name="T15">def pyramid_blocks(n, m, h):</text:span></text:p>
      <text:p text:style-name="P2"/>
      <text:p text:style-name="P1"><text:span text:style-name="T2">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6" text:visited-style-name="ListLabel_20_46"><text:span text:style-name="T11">brass monkeys</text:span></text:a><text:span text:style-name="T2"> of layers of discrete uniform spheres, in spirit of that </text:span><text:a xlink:type="simple" xlink:href="https://en.wikipedia.org/wiki/Spherical_cow" text:style-name="ListLabel_20_46" text:visited-style-name="ListLabel_20_46"><text:span text:style-name="T11">spherical cow running in a vacuum</text:span></text:a><text:span text:style-name="T2">. Given that the </text:span><text:span text:style-name="T6">top</text:span><text:span text:style-name="T2"> layer of the truncated brass monkey consists of </text:span><text:span text:style-name="T15">n</text:span><text:span text:style-name="T2"> rows and </text:span><text:span text:style-name="T15">m</text:span><text:span text:style-name="T2"> columns of spheres, and each solid layer immediately below the one above it always contains one more row and one more column, how many spheres in total make up this truncated brass monkey that has </text:span><text:span text:style-name="T15">h</text:span><text:span text:style-name="T2"> layers?</text:span></text:p>
      <text:p text:style-name="P2"/>
      <text:p text:style-name="P1"><text:span text:style-name="T2">This problem could be solved in a straightforward </text:span><text:span text:style-name="T5">brute force</text:span><text:span text:style-name="T2">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5">analytical closed form formula</text:span><text:span text:style-name="T2"> that makes the answers come out</text:span><text:span text:style-name="T6"> </text:span><text:span text:style-name="T2">pretty much immediately by plugging the values of </text:span><text:span text:style-name="T15">n</text:span><text:span text:style-name="T2">, </text:span><text:span text:style-name="T15">m</text:span><text:span text:style-name="T2"> and </text:span><text:span text:style-name="T15">h</text:span><text:span text:style-name="T2"> into that formula. (Seeing that the brass monkey is a discrete pyramidal shape, surely the </text:span><text:a xlink:type="simple" xlink:href="https://en.wikipedia.org/wiki/Pyramidal_number" text:style-name="ListLabel_20_46" text:visited-style-name="ListLabel_20_46"><text:span text:style-name="T11">pyramidal numbers</text:span></text:a><text:span text:style-name="T2"> might be of some assistance here...)</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lmost as if intended as a metaphor for the bleak daily life behind the Iron Curtain, all pebbles are identical and you don't have any choice in your moves. Each move picks up exactly one pebble from each pile (even if doing so makes that pile vanish), and creates a new pile from the resulting handful. For example, starting with </text:span><text:span text:style-name="T15">piles=[7, 4, 2, 1, 1]</text:span><text:span text:style-name="T2">, the first move turns this into </text:span><text:span text:style-name="T15">[6, 3, 1, 5]</text:span><text:span text:style-name="T2">. The next move turns that into </text:span><text:span text:style-name="T15">[5, 2, 4, 4]</text:span><text:span text:style-name="T2">, which then turns into the five-pile configuration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in sorted order. Note how applying the basic move to this goal state simply leads right back in that same goal state. (In mathematical lingo, the goal state is a </text:span><text:span text:style-name="T5">fixed point</text:span><text:span text:style-name="T2"> of the transformation function between these configurations of pebbles, so the process gets stuck there forever once it reaches it.)</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we saw back in </text:span><text:a xlink:type="simple" xlink:href="https://github.com/ikokkari/PythonExamples/blob/master/mathproblems.py" text:style-name="ListLabel_20_47" text:visited-style-name="ListLabel_20_47"><text:span text:style-name="T14">mathproblems.py</text:span></text:a><text:span text:style-name="T2">. However, unlike in that still annoyingly open problem, a combinatorial proof shows that Bulgarian solitaire can never get stuck, but will terminate from any starting configuration of pyramidal numbers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combat of wits,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to rescue your nemesis. She will then return in a third year analysis of algorithms course as an </text:span><text:span text:style-name="T5">adversary</text:span><text:span text:style-name="T2"> who puts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true median, but the element that Tukey's ninther algorithm would return as its approximation of the true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combinatorics material)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7" text:visited-style-name="ListLabel_20_47"><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To extract the lowest digit of a positive integer </text:span><text:span text:style-name="T15">n</text:span><text:span text:style-name="T2">, use the expression </text:span><text:span text:style-name="T15">n % 10</text:span><text:span text:style-name="T2">. To extract all other digits withou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tter to not have to reinvent the wheel, but always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deserver</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7" text:visited-style-name="ListLabel_20_47"><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7" text:visited-style-name="ListLabel_20_47"><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to never have to worry that function silently modifies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serve as any sort of practical programming tools, but demonstrate tongue-in-cheek how some deceptively simple mechanism (or merely disguised as simple, with complexity emerging organically from its simple rules)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N/A</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 The required </text:span><text:span text:style-name="T15">k</text:span><text:span text:style-name="T2"> smaller items do not need to be consecutive immediate predecessors of the current item, but they can be any </text:span><text:span text:style-name="T15">k</text:span><text:span text:style-name="T2"> items positioned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self-describing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been taken over by some </text:span><text:a xlink:type="simple" xlink:href="https://en.wikipedia.org/wiki/Bishop_(chess)" text:style-name="ListLabel_20_46" text:visited-style-name="ListLabel_20_46"><text:span text:style-name="T11">bishops</text:span></text:a><text:span text:style-name="T2">, each represented as a tuple </text:span><text:span text:style-name="T15">(row, column)</text:span><text:span text:style-name="T2"> of the row and the column of the square the bishop stands on. Same as in the earlier version of this problem with rampaging rooks, the rows and columns are numbered from 0 to </text:span><text:span text:style-name="T6">n</text:span><text:span text:style-name="T2"> - 1. Unlike a chess rook whose moves are </text:span><text:span text:style-name="T5">axis-aligned</text:span><text:span text:style-name="T2">,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determine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check whether the horizontal distance between those squares equals their vertical distance, which is both necessary and sufficient for those squares to lie on the same diagonal. This way you don't need to write the essentially identical block of logic separately for the four diagonal directions, but a singl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as the need for them emerges, so that their existence is similar to that of fictional characters such as Donald Duck and James Bond, woven into our reality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its predecessor position </text:span><text:span text:style-name="T15">i-1</text:span><text:span text:style-name="T2">, and exactly </text:span><text:span text:style-name="T15">right</text:span><text:span text:style-name="T2"> coins spill into its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7" text:visited-style-name="ListLabel_20_47"><text:span text:style-name="T14">deque</text:span></text:a><text:span text:style-name="T2"> from the </text:span><text:a xlink:type="simple" xlink:href="https://docs.python.org/3/library/fractions.html" text:style-name="ListLabel_20_47" text:visited-style-name="ListLabel_20_47"><text:span text:style-name="T14">fractions</text:span></text:a><text:span text:style-name="T2"> and </text:span><text:a xlink:type="simple" xlink:href="https://docs.python.org/3.3/library/collections.html" text:style-name="ListLabel_20_47" text:visited-style-name="ListLabel_20_47"><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hopping alo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such as either one or both frogs hopping in place,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these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text:span><text:span text:style-name="T15">append</text:span><text:span text:style-name="T2"> it to the end of the list. Whenever the current item is one of the four arithmetic operations, </text:span><text:span text:style-name="T15">pop</text:span><text:span text:style-name="T2"> two items from the end of the list, perform that operation on those items, and </text:span><text:span text:style-name="T15">append</text:span><text:span text:style-name="T2">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e same cycle, distinct from another possible cycle of these three elements given as either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hat position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of the permutation still allows unique reconstruction of its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Combining the first names of celebrity couples into a catchy shorthand for media consumption turns out to be surprisingly simple to automate. Start by counting how many maximal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each vowel group can contain more than one vowel, as in the word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 combination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7" text:visited-style-name="ListLabel_20_47"><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therefore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ausage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somewhere around the intended key.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find and return the word in the list of </text:span><text:span text:style-name="T15">words</text:span><text:span text:style-name="T2"> that have the same number of letters and whose distance, measured as the sum of the distances of the characters in the same position, is the smallest. If several words are equidistant from </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 Similarly, even though </text:span><text:span text:style-name="T15">'lobe'</text:span><text:span text:style-name="T2"> is a perfectly valid word, the sentence </text:span><text:span text:style-name="T15">'I lobe you'</text:span><text:span text:style-name="T2"> is most likely a typo...</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only integer arithmetic and conditional statements to get to the truth.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7" text:visited-style-name="ListLabel_20_47"><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2374663927"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b**bp)</text:span><text:span text:style-name="T2"> multiplied by the desired </text:span><text:span text:style-name="T15">tolerance</text:span><text:span text:style-name="T2"> is at most equal to the smaller of those two powers. (This definition intentionally avoids division to keep it fast and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very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7" text:visited-style-name="ListLabel_20_47"><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potentially express the number as an integer power to know from the get-go that </text:span><text:span text:style-name="T15">12345**67890 - 1</text:span><text:span text:style-name="T2"> cannot be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wheels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7" text:visited-style-name="ListLabel_20_47"><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ree also included in </text:span><text:span text:style-name="T15">points</text:span><text:span text:style-name="T2">. You can therefore loop through all possibilities for the bottom left point </text:span><text:span text:style-name="T15">(x, y)</text:span><text:span text:style-name="T2"> and the direction vector </text:span><text:span text:style-name="T15">(dx, dy)</text:span><text:span text:style-name="T2"> to be guaranteed to find all squares in the grid. But still try to be economical in these loops so this function sweeps up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little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sometimes be broken down into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let your function efficiently </text:span><text:a xlink:type="simple" xlink:href="https://en.wikipedia.org/wiki/Gleaming_the_Cube" text:style-name="ListLabel_20_46" text:visited-style-name="ListLabel_20_46"><text:span text:style-name="T11">gleam these cubes</text:span></text:a><text:span text:style-name="T2"> even for large </text:span><text:span text:style-name="T15">n</text:span><text:span text:style-name="T2">,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through finite. Since the cube of a negative number is also negative, no finite upper bound for search would exist if negative numbers were allowed. Breaking some small and simple number into a sum of exactly three cubes can suddenly blow up to be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3027560369"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same Martin Gardner column as in the Bulgarian solitaire problem also discussed this puzzle as an example of a seemingly unlimited process where it turns out that even if you were allowed to freely choose your fractions, every such sequence will inevitably have painted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a lazy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to be fast enough to finish reasonably quickly even for a large list of points. Try not to do much more work than is necessary to identify and remove the current maximal points. Start by noting how each point can potentially be dominated only by those points whose distance from the origin </text:span><text:span text:style-name="T15">(0, 0)</text:span><text:span text:style-name="T2"> is strictly larger. And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3133096964"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lso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such as </text:span><text:span text:style-name="T15">'</text:span><text:a xlink:type="simple" xlink:href="https://www.dictionary.com/browse/cep" text:style-name="ListLabel_20_47" text:visited-style-name="ListLabel_20_47"><text:span text:style-name="T14">cep</text:span></text:a><text:span text:style-name="T15">'</text:span><text:span text:style-name="T2"> and </text:span><text:span text:style-name="T15">'</text:span><text:a xlink:type="simple" xlink:href="https://www.dictionary.com/browse/gan" text:style-name="ListLabel_20_47" text:visited-style-name="ListLabel_20_47"><text:span text:style-name="T14">gan</text:span></text:a><text:span text:style-name="T15">'</text:span><text:span text:style-name="T2">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7" text:visited-style-name="ListLabel_20_47"><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from the tester, </text:span><text:span text:style-name="T15">tabu</text:span><text:span text:style-name="T2"> is always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computational complexity usually emerges.</text:span></text:p>
      <text:p text:style-name="P2"/>
      <text:p text:style-name="P1"><text:span text:style-name="T2">Normally we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6">n</text:span><text:span text:style-name="T2">, return the list of signed powers of three that add up to </text:span><text:span text:style-name="T6">n</text:span><text:span text:style-name="T2">, listing these powers in the descending order of their absolute values. This problem could be solved in a few different ways. The page "</text:span><text:a xlink:type="simple" xlink:href="https://cp-algorithms.com/algebra/balanced-ternary.html" text:style-name="ListLabel_20_46" text:visited-style-name="ListLabel_20_46"><text:span text:style-name="T11">Balanced ternary</text:span></text:a><text:span text:style-name="T2">" shows one way to do this by first converting </text:span><text:span text:style-name="T6">n</text:span><text:span text:style-name="T2"> to </text:span><text:span text:style-name="T5">unbalanced ternary</text:span><text:span text:style-name="T2"> (this is just base three with coefficients 0, 1 and 2) and taking it from there. Another way to achieve the same end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into the result and convert </text:span><text:span text:style-name="T6">n</text:span><text:span text:style-name="T2"> - </text:span><text:span text:style-name="T6">p</text:span><text:span text:style-name="T2"> for the rest, or take 3</text:span><text:span text:style-name="T6">p</text:span><text:span text:style-name="T2"> in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8" style:display-name="ListLabel 4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084" meta:word-count="31605" meta:character-count="182001" meta:non-whitespace-character-count="152448"/>
    <meta:generator>LibreOfficeDev/6.0.5.2$Linux_X86_64 LibreOffice_project/</meta:generator>
  </office:meta>
</office:document-meta>
</file>